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3465a4" loext:opacity="100%" fo:font-size="42pt" fo:font-weight="bold" officeooo:rsid="00131de7" officeooo:paragraph-rsid="00131de7" style:font-size-asian="42pt" style:font-weight-asian="bold" style:font-size-complex="42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3465a4" loext:opacity="100%" fo:font-size="12pt" fo:font-weight="normal" officeooo:rsid="00131de7" officeooo:paragraph-rsid="00131de7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color="#3465a4" loext:opacity="100%" fo:font-size="12pt" fo:font-weight="normal" officeooo:rsid="00131de7" officeooo:paragraph-rsid="00131d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color="#3465a4" loext:opacity="100%" fo:font-size="12pt" fo:font-weight="bold" officeooo:rsid="00131de7" officeooo:paragraph-rsid="00131de7" style:font-size-asian="10.5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color="#3465a4" loext:opacity="100%" fo:font-size="15pt" fo:font-weight="normal" officeooo:rsid="00131de7" officeooo:paragraph-rsid="00131de7" style:font-size-asian="15pt" style:font-weight-asian="normal" style:font-size-complex="15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use-window-font-color="true" loext:opacity="0%" fo:font-size="20pt" fo:font-weight="bold" officeooo:rsid="00131de7" officeooo:paragraph-rsid="00131de7" style:font-size-asian="17.5pt" style:font-weight-asian="bold" style:font-size-complex="20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use-window-font-color="true" loext:opacity="0%" fo:font-size="14pt" fo:font-weight="bold" officeooo:rsid="00131de7" officeooo:paragraph-rsid="00131de7" style:font-size-asian="12.25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use-window-font-color="true" loext:opacity="0%" fo:font-size="15pt" fo:font-weight="normal" officeooo:rsid="00131de7" officeooo:paragraph-rsid="00131de7" style:font-size-asian="15pt" style:font-weight-asian="normal" style:font-size-complex="15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131de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2"/>
      <text:p text:style-name="P2"/>
      <text:p text:style-name="P2">ALD</text:p>
      <text:p text:style-name="P2">COMPUTER</text:p>
      <text:p text:style-name="P2">SERVICE</text:p>
      <text:p text:style-name="P2"/>
      <text:p text:style-name="P2"/>
      <text:p text:style-name="P2"/>
      <text:p text:style-name="P2"/>
      <text:p text:style-name="P2"/>
      <text:p text:style-name="P7">USER MANUAL</text:p>
      <text:p text:style-name="P7">DESKTOP APP</text:p>
      <text:p text:style-name="P7">COMPUTER MANAGEMENT</text:p>
      <text:p text:style-name="P7"/>
      <text:p text:style-name="P9">Software for computer management and report generation.</text:p>
      <text:p text:style-name="P9">Prepared by: Xian Maceira Barca</text:p>
      <text:p text:style-name="P9">Version 1.0</text:p>
      <text:p text:style-name="P6"/>
      <text:p text:style-name="P5"/>
      <text:p text:style-name="P5"><text:soft-page-break/></text:p>
      <text:p text:style-name="P8">Contenido</text:p>
      <text:p text:style-name="P10"/>
      <text:p text:style-name="P8"/>
      <text:p text:style-name="P2"/>
      <text:p text:style-name="P3"/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2-23T17:47:01.439000000</meta:creation-date>
    <dc:date>2024-02-23T20:02:31.627000000</dc:date>
    <meta:editing-duration>PT2H15M30S</meta:editing-duration>
    <meta:editing-cycles>1</meta:editing-cycles>
    <meta:document-statistic meta:table-count="0" meta:image-count="0" meta:object-count="0" meta:page-count="2" meta:paragraph-count="10" meta:word-count="24" meta:character-count="165" meta:non-whitespace-character-count="151"/>
    <meta:generator>LibreOffice/7.5.3.2$Windows_X86_64 LibreOffice_project/9f56dff12ba03b9acd7730a5a481eea045e468f3</meta:generator>
  </office:meta>
</office:document-meta>
</file>